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AE351669C2.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Heading_20_1" style:list-style-name="Numbering_20_1"/>
    <style:style style:name="P4"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118_699631565" text:style-name="Index_20_Link" text:visited-style-name="Index_20_Link">1.Introduction<text:tab/>1</text:a></text:p>
          <text:p text:style-name="P4"><text:a xlink:type="simple" xlink:href="#__RefHeading__120_699631565" text:style-name="Index_20_Link" text:visited-style-name="Index_20_Link">2.Getting ready<text:tab/>1</text:a></text:p>
          <text:p text:style-name="P4"><text:a xlink:type="simple" xlink:href="#__RefHeading__122_699631565" text:style-name="Index_20_Link" text:visited-style-name="Index_20_Link">3.The First Gtk3 program<text:tab/>1</text:a></text:p>
          <text:p text:style-name="P4"><text:a xlink:type="simple" xlink:href="#__RefHeading__510_550330102" text:style-name="Index_20_Link" text:visited-style-name="Index_20_Link">4.A better Window<text:tab/>4</text:a></text:p>
          <text:p text:style-name="P4"><text:a xlink:type="simple" xlink:href="#__RefHeading__512_550330102" text:style-name="Index_20_Link" text:visited-style-name="Index_20_Link">5.Adding buttons<text:tab/>5</text:a></text:p>
          <text:p text:style-name="P4"><text:a xlink:type="simple" xlink:href="#__RefHeading__1464_550330102" text:style-name="Index_20_Link" text:visited-style-name="Index_20_Link">6.Adding button functions<text:tab/>8</text:a></text:p>
          <text:p text:style-name="P4"><text:a xlink:type="simple" xlink:href="#__RefHeading__1528_550330102" text:style-name="Index_20_Link" text:visited-style-name="Index_20_Link">7.Fun with labels<text:tab/>10</text:a></text:p>
        </text:index-body>
      </text:table-of-content>
      <text:p text:style-name="Text_20_body"/>
      <text:list xml:id="list514890571" text:style-name="Numbering_20_1">
        <text:list-item>
          <text:h text:style-name="P3" text:outline-level="1"><text:bookmark-start text:name="__RefHeading__118_699631565"/>Introduction<text:bookmark-end text:name="__RefHeading__118_699631565"/></text:h>
        </text:list-item>
        <text:list-item>
          <text:h text:style-name="P3"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489468571" text:continue-numbering="true" text:style-name="Numbering_20_1">
        <text:list-item>
          <text:h text:style-name="P3" text:outline-level="1"><text:bookmark-start text:name="__RefHeading__122_699631565"/>The First Gtk3 program<text:bookmark-end text:name="__RefHeading__122_699631565"/></text:h>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4"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text:soft-page-break/></text:p>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text:soft-page-break/>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741897859" text:continue-numbering="true" text:style-name="Numbering_20_1">
        <text:list-item>
          <text:h text:style-name="P3" text:outline-level="1"><text:bookmark-start text:name="__RefHeading__510_550330102"/>A better Window<text:bookmark-end text:name="__RefHeading__510_550330102"/></text:h>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text:soft-page-break/>$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649987010" text:continue-numbering="true" text:style-name="Numbering_20_1">
        <text:list-item>
          <text:h text:style-name="P3" text:outline-level="1"><text:bookmark-start text:name="__RefHeading__512_550330102"/>Adding buttons<text:bookmark-end text:name="__RefHeading__512_550330102"/></text:h>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soft-page-break/><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text:soft-page-break/>$window-&gt;add($hbox);</text:p>
      <text:p text:style-name="Text_20_body">Finally we had our new container to the main window.</text:p>
      <text:list xml:id="list525581398" text:continue-numbering="true" text:style-name="Numbering_20_1">
        <text:list-item>
          <text:h text:style-name="P3" text:outline-level="1"><text:bookmark-start text:name="__RefHeading__1464_550330102"/>Adding button functions<text:bookmark-end text:name="__RefHeading__1464_550330102"/></text:h>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text:soft-page-break/>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text:soft-page-break/></text:p>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p>
      <text:list xml:id="list539027032" text:continue-numbering="true" text:style-name="Numbering_20_1">
        <text:list-item>
          <text:h text:style-name="P3" text:outline-level="1"><text:bookmark-start text:name="__RefHeading__1528_550330102"/>Fun with labels<text:bookmark-end text:name="__RefHeading__1528_550330102"/></text:h>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text:soft-page-break/>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text:soft-page-break/>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2"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Quotations" style:family="paragraph" style:parent-style-name="Standard" style:class="html" style:master-page-name="">
      <style:paragraph-properties fo:margin="100%" fo:margin-left="1cm" fo:margin-right="1cm" fo:margin-top="0cm" fo:margin-bottom="0cm" fo:orphans="2" fo:widows="2" fo:text-indent="0cm" style:auto-text-indent="false" style:page-number="auto" fo:background-color="#e6e6ff" fo:padding="0.25cm" fo:border="0.06pt solid #000000" style:shadow="none">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13</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27T16:30:11</dc:date>
    <dc:creator>kevin </dc:creator>
    <meta:editing-duration>PT4H3M44S</meta:editing-duration>
    <meta:editing-cycles>15</meta:editing-cycles>
    <meta:generator>LibreOffice/3.5$Linux_X86_64 LibreOffice_project/350m1$Build-2</meta:generator>
    <dc:title>Gtk3 Perl Tutorial</dc:title>
    <meta:document-statistic meta:table-count="0" meta:image-count="5" meta:object-count="0" meta:page-count="13" meta:paragraph-count="310" meta:word-count="2355" meta:character-count="15901" meta:non-whitespace-character-count="13655"/>
  </office:meta>
</office:document-meta>
</file>